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6312" officeooo:paragraph-rsid="0020871c"/>
    </style:style>
    <style:style style:name="P2" style:family="paragraph" style:parent-style-name="Standard">
      <style:text-properties officeooo:rsid="00235c04" officeooo:paragraph-rsid="00235c04"/>
    </style:style>
    <style:style style:name="T1" style:family="text">
      <style:text-properties officeooo:rsid="002087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[if-any form_name][form_name][end]" text:name="nawak"/>
      </text:user-field-decls>
      <text:p text:style-name="P1"><text:span text:style-name="T1">Site name : </text:span>[site_name]</text:p>
      <text:p text:style-name="P1"><text:span text:style-name="T1">Site url : </text:span>[site_url]</text:p>
      <text:p text:style-name="P1"><text:span text:style-name="T1">Form name : </text:span>[form_name]</text:p>
      <text:p text:style-name="Standard">Comment : [form_var_comment].</text:p>
      <text:p text:style-name="P2">Variable : <text:user-field-get text:name="nawak">[if-any form_name][form_name][end]</text:user-field-ge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jamin Dauvergne</meta:initial-creator>
    <meta:creation-date>2015-10-14T09:20:31.680557021</meta:creation-date>
    <dc:date>2016-09-09T11:22:21.430108053</dc:date>
    <dc:creator>Benjamin Dauvergne</dc:creator>
    <meta:editing-duration>PT3M23S</meta:editing-duration>
    <meta:editing-cycles>5</meta:editing-cycles>
    <meta:generator>LibreOffice/4.3.3.2$Linux_X86_64 LibreOffice_project/430m0$Build-2</meta:generator>
    <dc:title>[form_name]</dc:title>
    <meta:document-statistic meta:table-count="0" meta:image-count="0" meta:object-count="0" meta:page-count="1" meta:paragraph-count="5" meta:word-count="19" meta:character-count="141" meta:non-whitespace-character-count="127"/>
  </office:meta>
</office:document-meta>
</file>